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1638in"/>
    </style:style>
    <style:style style:name="co3" style:family="table-column">
      <style:table-column-properties fo:break-before="auto" style:column-width="2.3083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9654in"/>
    </style:style>
    <style:style style:name="co7" style:family="table-column">
      <style:table-column-properties fo:break-before="auto" style:column-width="4.5028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d_im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 table:number-columns-spanned="3" table:number-rows-spanned="1">
            <text:p>1 - Health/PPTX/imgs/911.jpg</text:p>
          </table:table-cell>
          <table:covered-table-cell table:number-columns-repeated="2"/>
          <table:table-cell table:number-columns-repeated="3"/>
          <table:table-cell table:formula="of:=[.A1]&amp;&quot; &quot;&amp;[.B1] &amp; [.C1]&amp; [.D1] &amp;[.E1]&amp;[.F1]" office:value-type="string" office:string-value="1 - Health/PPTX/imgs/911.jpg " calcext:value-type="string">
            <text:p>1 - Health/PPTX/imgs/911.jpg 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1 - Health/PPTX/imgs/ache.jpg</text:p>
          </table:table-cell>
          <table:covered-table-cell table:number-columns-repeated="2"/>
          <table:table-cell table:number-columns-repeated="3"/>
          <table:table-cell table:formula="of:=[.A2]&amp;[.B2] &amp; [.C2]&amp; [.D2] &amp;[.E2]&amp;[.F2]" office:value-type="string" office:string-value="1 - Health/PPTX/imgs/ache.jpg" calcext:value-type="string">
            <text:p>1 - Health/PPTX/imgs/ache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address.jpg</text:p>
          </table:table-cell>
          <table:table-cell table:number-columns-repeated="3"/>
          <table:table-cell table:formula="of:=[.A3]&amp;[.B3] &amp; [.C3]&amp; [.D3] &amp;[.E3]&amp;[.F3]" office:value-type="string" office:string-value="1-Health/PPTX/imgs/address.jpg" calcext:value-type="string">
            <text:p>1-Health/PPTX/imgs/address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ambulance.jpg</text:p>
          </table:table-cell>
          <table:table-cell table:number-columns-repeated="3"/>
          <table:table-cell table:formula="of:=[.A4]&amp;[.B4] &amp; [.C4]&amp; [.D4] &amp;[.E4]&amp;[.F4]" office:value-type="string" office:string-value="1-Health/PPTX/imgs/ambulance.jpg" calcext:value-type="string">
            <text:p>1-Health/PPTX/imgs/ambulance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appointment.jpg</text:p>
          </table:table-cell>
          <table:table-cell table:number-columns-repeated="3"/>
          <table:table-cell table:formula="of:=[.A5]&amp;[.B5] &amp; [.C5]&amp; [.D5] &amp;[.E5]&amp;[.F5]" office:value-type="string" office:string-value="1-Health/PPTX/imgs/appointment.jpg" calcext:value-type="string">
            <text:p>1-Health/PPTX/imgs/appointmen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arm.jpg</text:p>
          </table:table-cell>
          <table:table-cell table:number-columns-repeated="3"/>
          <table:table-cell table:formula="of:=[.A6]&amp;[.B6] &amp; [.C6]&amp; [.D6] &amp;[.E6]&amp;[.F6]" office:value-type="string" office:string-value="1-Health/PPTX/imgs/arm.jpg" calcext:value-type="string">
            <text:p>1-Health/PPTX/imgs/arm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18x168</text:p>
          </table:table-cell>
          <table:table-cell office:value-type="string" calcext:value-type="string">
            <text:p>118x168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asprin.jpg</text:p>
          </table:table-cell>
          <table:table-cell table:number-columns-repeated="3"/>
          <table:table-cell table:formula="of:=[.A7]&amp;[.B7] &amp; [.C7]&amp; [.D7] &amp;[.E7]&amp;[.F7]" office:value-type="string" office:string-value="1-Health/PPTX/imgs/asprin.jpg" calcext:value-type="string">
            <text:p>1-Health/PPTX/imgs/asprin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500x1125</text:p>
          </table:table-cell>
          <table:table-cell office:value-type="string" calcext:value-type="string">
            <text:p>1500x1125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back.jpg</text:p>
          </table:table-cell>
          <table:table-cell table:number-columns-repeated="3"/>
          <table:table-cell table:formula="of:=[.A8]&amp;[.B8] &amp; [.C8]&amp; [.D8] &amp;[.E8]&amp;[.F8]" office:value-type="string" office:string-value="1-Health/PPTX/imgs/back.jpg" calcext:value-type="string">
            <text:p>1-Health/PPTX/imgs/back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83x159</text:p>
          </table:table-cell>
          <table:table-cell office:value-type="string" calcext:value-type="string">
            <text:p>183x159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band</text:p>
          </table:table-cell>
          <table:table-cell office:value-type="string" calcext:value-type="string">
            <text:p>aid.jpg</text:p>
          </table:table-cell>
          <table:table-cell table:number-columns-repeated="2"/>
          <table:table-cell table:formula="of:=[.A9]&amp;[.B9] &amp; [.C9]&amp; [.D9] &amp;[.E9]&amp;[.F9]" office:value-type="string" office:string-value="1-Health/PPTX/imgs/bandaid.jpg" calcext:value-type="string">
            <text:p>1-Health/PPTX/imgs/bandaid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500x1125</text:p>
          </table:table-cell>
          <table:table-cell office:value-type="string" calcext:value-type="string">
            <text:p>1500x1125+0+0</text:p>
          </table:table-cell>
          <table:table-cell office:value-type="string" calcext:value-type="string">
            <text:p>8-b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bleeding.jpg</text:p>
          </table:table-cell>
          <table:table-cell table:number-columns-repeated="3"/>
          <table:table-cell table:formula="of:=[.A10]&amp;[.B10] &amp; [.C10]&amp; [.D10] &amp;[.E10]&amp;[.F10]" office:value-type="string" office:string-value="1-Health/PPTX/imgs/bleeding.jpg" calcext:value-type="string">
            <text:p>1-Health/PPTX/imgs/bleeding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broken.jpg</text:p>
          </table:table-cell>
          <table:table-cell table:number-columns-repeated="3"/>
          <table:table-cell table:formula="of:=[.A11]&amp;[.B11] &amp; [.C11]&amp; [.D11] &amp;[.E11]&amp;[.F11]" office:value-type="string" office:string-value="1-Health/PPTX/imgs/broken.jpg" calcext:value-type="string">
            <text:p>1-Health/PPTX/imgs/broken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chest.jpg</text:p>
          </table:table-cell>
          <table:table-cell table:number-columns-repeated="3"/>
          <table:table-cell table:formula="of:=[.A12]&amp;[.B12] &amp; [.C12]&amp; [.D12] &amp;[.E12]&amp;[.F12]" office:value-type="string" office:string-value="1-Health/PPTX/imgs/chest.jpg" calcext:value-type="string">
            <text:p>1-Health/PPTX/imgs/ches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215x162</text:p>
          </table:table-cell>
          <table:table-cell office:value-type="string" calcext:value-type="string">
            <text:p>215x162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clinic.jpg</text:p>
          </table:table-cell>
          <table:table-cell table:number-columns-repeated="3"/>
          <table:table-cell table:formula="of:=[.A13]&amp;[.B13] &amp; [.C13]&amp; [.D13] &amp;[.E13]&amp;[.F13]" office:value-type="string" office:string-value="1-Health/PPTX/imgs/clinic.jpg" calcext:value-type="string">
            <text:p>1-Health/PPTX/imgs/clinic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cough.jpg</text:p>
          </table:table-cell>
          <table:table-cell table:number-columns-repeated="3"/>
          <table:table-cell table:formula="of:=[.A14]&amp;[.B14] &amp; [.C14]&amp; [.D14] &amp;[.E14]&amp;[.F14]" office:value-type="string" office:string-value="1-Health/PPTX/imgs/cough.jpg" calcext:value-type="string">
            <text:p>1-Health/PPTX/imgs/cough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cough</text:p>
          </table:table-cell>
          <table:table-cell office:value-type="string" calcext:value-type="string">
            <text:p>syrup.jpg</text:p>
          </table:table-cell>
          <table:table-cell table:number-columns-repeated="2"/>
          <table:table-cell table:formula="of:=[.A15]&amp;[.B15] &amp; [.C15]&amp; [.D15] &amp;[.E15]&amp;[.F15]" office:value-type="string" office:string-value="1-Health/PPTX/imgs/coughsyrup.jpg" calcext:value-type="string">
            <text:p>1-Health/PPTX/imgs/coughsyrup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500x1125</text:p>
          </table:table-cell>
          <table:table-cell office:value-type="string" calcext:value-type="string">
            <text:p>1500x1125+0+0</text:p>
          </table:table-cell>
          <table:table-cell office:value-type="string" calcext:value-type="string">
            <text:p>8-b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cream.jpg</text:p>
          </table:table-cell>
          <table:table-cell table:number-columns-repeated="3"/>
          <table:table-cell table:formula="of:=[.A16]&amp;[.B16] &amp; [.C16]&amp; [.D16] &amp;[.E16]&amp;[.F16]" office:value-type="string" office:string-value="1-Health/PPTX/imgs/cream.jpg" calcext:value-type="string">
            <text:p>1-Health/PPTX/imgs/cream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500x1125</text:p>
          </table:table-cell>
          <table:table-cell office:value-type="string" calcext:value-type="string">
            <text:p>1500x1125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cut.jpg</text:p>
          </table:table-cell>
          <table:table-cell table:number-columns-repeated="3"/>
          <table:table-cell table:formula="of:=[.A17]&amp;[.B17] &amp; [.C17]&amp; [.D17] &amp;[.E17]&amp;[.F17]" office:value-type="string" office:string-value="1-Health/PPTX/imgs/cut.jpg" calcext:value-type="string">
            <text:p>1-Health/PPTX/imgs/cu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date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rth.jpg</text:p>
          </table:table-cell>
          <table:table-cell/>
          <table:table-cell table:formula="of:=[.A18]&amp;[.B18] &amp; [.C18]&amp; [.D18] &amp;[.E18]&amp;[.F18]" office:value-type="string" office:string-value="1-Health/PPTX/imgs/dateofbirth.jpg" calcext:value-type="string">
            <text:p>1-Health/PPTX/imgs/dateofbirth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doctor.jpg</text:p>
          </table:table-cell>
          <table:table-cell table:number-columns-repeated="3"/>
          <table:table-cell table:formula="of:=[.A19]&amp;[.B19] &amp; [.C19]&amp; [.D19] &amp;[.E19]&amp;[.F19]" office:value-type="string" office:string-value="1-Health/PPTX/imgs/doctor.jpg" calcext:value-type="string">
            <text:p>1-Health/PPTX/imgs/doctor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drops.jpg</text:p>
          </table:table-cell>
          <table:table-cell table:number-columns-repeated="3"/>
          <table:table-cell table:formula="of:=[.A20]&amp;[.B20] &amp; [.C20]&amp; [.D20] &amp;[.E20]&amp;[.F20]" office:value-type="string" office:string-value="1-Health/PPTX/imgs/drops.jpg" calcext:value-type="string">
            <text:p>1-Health/PPTX/imgs/drops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500x1125</text:p>
          </table:table-cell>
          <table:table-cell office:value-type="string" calcext:value-type="string">
            <text:p>1500x1125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feet.jpg</text:p>
          </table:table-cell>
          <table:table-cell table:number-columns-repeated="3"/>
          <table:table-cell table:formula="of:=[.A21]&amp;[.B21] &amp; [.C21]&amp; [.D21] &amp;[.E21]&amp;[.F21]" office:value-type="string" office:string-value="1-Health/PPTX/imgs/feet.jpg" calcext:value-type="string">
            <text:p>1-Health/PPTX/imgs/fee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40x128</text:p>
          </table:table-cell>
          <table:table-cell office:value-type="string" calcext:value-type="string">
            <text:p>140x128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fever.jpg</text:p>
          </table:table-cell>
          <table:table-cell table:number-columns-repeated="3"/>
          <table:table-cell table:formula="of:=[.A22]&amp;[.B22] &amp; [.C22]&amp; [.D22] &amp;[.E22]&amp;[.F22]" office:value-type="string" office:string-value="1-Health/PPTX/imgs/fever.jpg" calcext:value-type="string">
            <text:p>1-Health/PPTX/imgs/fever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hand.jpg</text:p>
          </table:table-cell>
          <table:table-cell table:number-columns-repeated="3"/>
          <table:table-cell table:formula="of:=[.A23]&amp;[.B23] &amp; [.C23]&amp; [.D23] &amp;[.E23]&amp;[.F23]" office:value-type="string" office:string-value="1-Health/PPTX/imgs/hand.jpg" calcext:value-type="string">
            <text:p>1-Health/PPTX/imgs/hand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44x167</text:p>
          </table:table-cell>
          <table:table-cell office:value-type="string" calcext:value-type="string">
            <text:p>144x167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head.jpg</text:p>
          </table:table-cell>
          <table:table-cell table:number-columns-repeated="3"/>
          <table:table-cell table:formula="of:=[.A24]&amp;[.B24] &amp; [.C24]&amp; [.D24] &amp;[.E24]&amp;[.F24]" office:value-type="string" office:string-value="1-Health/PPTX/imgs/head.jpg" calcext:value-type="string">
            <text:p>1-Health/PPTX/imgs/head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49x150</text:p>
          </table:table-cell>
          <table:table-cell office:value-type="string" calcext:value-type="string">
            <text:p>149x15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string" calcext:value-type="string">
            <text:p>1 - Health/PPTX/imgs/heart attack.jpg</text:p>
          </table:table-cell>
          <table:table-cell table:number-columns-repeated="5"/>
          <table:table-cell table:formula="of:=[.A25]&amp;[.B25] &amp; [.C25]&amp; [.D25] &amp;[.E25]&amp;[.F25]" office:value-type="string" office:string-value="1 - Health/PPTX/imgs/heart attack.jpg" calcext:value-type="string">
            <text:p>1 - Health/PPTX/imgs/heart attack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hospital.jpg</text:p>
          </table:table-cell>
          <table:table-cell table:number-columns-repeated="3"/>
          <table:table-cell table:formula="of:=[.A26]&amp;[.B26] &amp; [.C26]&amp; [.D26] &amp;[.E26]&amp;[.F26]" office:value-type="string" office:string-value="1-Health/PPTX/imgs/hospital.jpg" calcext:value-type="string">
            <text:p>1-Health/PPTX/imgs/hospital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insurance</text:p>
          </table:table-cell>
          <table:table-cell office:value-type="string" calcext:value-type="string">
            <text:p>card.jpg</text:p>
          </table:table-cell>
          <table:table-cell table:number-columns-repeated="2"/>
          <table:table-cell table:formula="of:=[.A27]&amp;[.B27] &amp; [.C27]&amp; [.D27] &amp;[.E27]&amp;[.F27]" office:value-type="string" office:string-value="1-Health/PPTX/imgs/insurancecard.jpg" calcext:value-type="string">
            <text:p>1-Health/PPTX/imgs/insurancecard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interpreter.jpg</text:p>
          </table:table-cell>
          <table:table-cell table:number-columns-repeated="3"/>
          <table:table-cell table:formula="of:=[.A28]&amp;[.B28] &amp; [.C28]&amp; [.D28] &amp;[.E28]&amp;[.F28]" office:value-type="string" office:string-value="1-Health/PPTX/imgs/interpreter.jpg" calcext:value-type="string">
            <text:p>1-Health/PPTX/imgs/interpreter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legs.jpg</text:p>
          </table:table-cell>
          <table:table-cell table:number-columns-repeated="3"/>
          <table:table-cell table:formula="of:=[.A29]&amp;[.B29] &amp; [.C29]&amp; [.D29] &amp;[.E29]&amp;[.F29]" office:value-type="string" office:string-value="1-Health/PPTX/imgs/legs.jpg" calcext:value-type="string">
            <text:p>1-Health/PPTX/imgs/legs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28x159</text:p>
          </table:table-cell>
          <table:table-cell office:value-type="string" calcext:value-type="string">
            <text:p>128x159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neck.jpg</text:p>
          </table:table-cell>
          <table:table-cell table:number-columns-repeated="3"/>
          <table:table-cell table:formula="of:=[.A30]&amp;[.B30] &amp; [.C30]&amp; [.D30] &amp;[.E30]&amp;[.F30]" office:value-type="string" office:string-value="1-Health/PPTX/imgs/neck.jpg" calcext:value-type="string">
            <text:p>1-Health/PPTX/imgs/neck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69x113</text:p>
          </table:table-cell>
          <table:table-cell office:value-type="string" calcext:value-type="string">
            <text:p>169x113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ointment.jpg</text:p>
          </table:table-cell>
          <table:table-cell table:number-columns-repeated="3"/>
          <table:table-cell table:formula="of:=[.A31]&amp;[.B31] &amp; [.C31]&amp; [.D31] &amp;[.E31]&amp;[.F31]" office:value-type="string" office:string-value="1-Health/PPTX/imgs/ointment.jpg" calcext:value-type="string">
            <text:p>1-Health/PPTX/imgs/ointmen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500x1125</text:p>
          </table:table-cell>
          <table:table-cell office:value-type="string" calcext:value-type="string">
            <text:p>1500x1125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passed</text:p>
          </table:table-cell>
          <table:table-cell office:value-type="string" calcext:value-type="string">
            <text:p>out.jpg</text:p>
          </table:table-cell>
          <table:table-cell table:number-columns-repeated="2"/>
          <table:table-cell table:formula="of:=[.A32]&amp;[.B32] &amp; [.C32]&amp; [.D32] &amp;[.E32]&amp;[.F32]" office:value-type="string" office:string-value="1-Health/PPTX/imgs/passedout.jpg" calcext:value-type="string">
            <text:p>1-Health/PPTX/imgs/passedou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phone</text:p>
          </table:table-cell>
          <table:table-cell office:value-type="string" calcext:value-type="string">
            <text:p>number.jpg</text:p>
          </table:table-cell>
          <table:table-cell table:number-columns-repeated="2"/>
          <table:table-cell table:formula="of:=[.A33]&amp;[.B33] &amp; [.C33]&amp; [.D33] &amp;[.E33]&amp;[.F33]" office:value-type="string" office:string-value="1-Health/PPTX/imgs/phonenumber.jpg" calcext:value-type="string">
            <text:p>1-Health/PPTX/imgs/phonenumber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pills.jpg</text:p>
          </table:table-cell>
          <table:table-cell table:number-columns-repeated="3"/>
          <table:table-cell table:formula="of:=[.A34]&amp;[.B34] &amp; [.C34]&amp; [.D34] &amp;[.E34]&amp;[.F34]" office:value-type="string" office:string-value="1-Health/PPTX/imgs/pills.jpg" calcext:value-type="string">
            <text:p>1-Health/PPTX/imgs/pills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500x1125</text:p>
          </table:table-cell>
          <table:table-cell office:value-type="string" calcext:value-type="string">
            <text:p>1500x1125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rash.jpg</text:p>
          </table:table-cell>
          <table:table-cell table:number-columns-repeated="3"/>
          <table:table-cell table:formula="of:=[.A35]&amp;[.B35] &amp; [.C35]&amp; [.D35] &amp;[.E35]&amp;[.F35]" office:value-type="string" office:string-value="1-Health/PPTX/imgs/rash.jpg" calcext:value-type="string">
            <text:p>1-Health/PPTX/imgs/rash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runny</text:p>
          </table:table-cell>
          <table:table-cell office:value-type="string" calcext:value-type="string">
            <text:p>nose.jpg</text:p>
          </table:table-cell>
          <table:table-cell table:number-columns-repeated="2"/>
          <table:table-cell table:formula="of:=[.A36]&amp;[.B36] &amp; [.C36]&amp; [.D36] &amp;[.E36]&amp;[.F36]" office:value-type="string" office:string-value="1-Health/PPTX/imgs/runnynose.jpg" calcext:value-type="string">
            <text:p>1-Health/PPTX/imgs/runnynose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shot.jpg</text:p>
          </table:table-cell>
          <table:table-cell table:number-columns-repeated="3"/>
          <table:table-cell table:formula="of:=[.A37]&amp;[.B37] &amp; [.C37]&amp; [.D37] &amp;[.E37]&amp;[.F37]" office:value-type="string" office:string-value="1-Health/PPTX/imgs/shot.jpg" calcext:value-type="string">
            <text:p>1-Health/PPTX/imgs/sho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500x1125</text:p>
          </table:table-cell>
          <table:table-cell office:value-type="string" calcext:value-type="string">
            <text:p>1500x1125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social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number.jpg</text:p>
          </table:table-cell>
          <table:table-cell/>
          <table:table-cell table:formula="of:=[.A38]&amp;[.B38] &amp; [.C38]&amp; [.D38] &amp;[.E38]&amp;[.F38]" office:value-type="string" office:string-value="1-Health/PPTX/imgs/socialsecuritynumber.jpg" calcext:value-type="string">
            <text:p>1-Health/PPTX/imgs/socialsecuritynumber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sore</text:p>
          </table:table-cell>
          <table:table-cell office:value-type="string" calcext:value-type="string">
            <text:p>throat.jpg</text:p>
          </table:table-cell>
          <table:table-cell table:number-columns-repeated="2"/>
          <table:table-cell table:formula="of:=[.A39]&amp;[.B39] &amp; [.C39]&amp; [.D39] &amp;[.E39]&amp;[.F39]" office:value-type="string" office:string-value="1-Health/PPTX/imgs/sorethroat.jpg" calcext:value-type="string">
            <text:p>1-Health/PPTX/imgs/sorethroa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stomach.jpg</text:p>
          </table:table-cell>
          <table:table-cell table:number-columns-repeated="3"/>
          <table:table-cell table:formula="of:=[.A40]&amp;[.B40] &amp; [.C40]&amp; [.D40] &amp;[.E40]&amp;[.F40]" office:value-type="string" office:string-value="1-Health/PPTX/imgs/stomach.jpg" calcext:value-type="string">
            <text:p>1-Health/PPTX/imgs/stomach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191x111</text:p>
          </table:table-cell>
          <table:table-cell office:value-type="string" calcext:value-type="string">
            <text:p>191x111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ealth/PPTX/imgs/vomit.jpg</text:p>
          </table:table-cell>
          <table:table-cell table:number-columns-repeated="3"/>
          <table:table-cell table:formula="of:=[.A41]&amp;[.B41] &amp; [.C41]&amp; [.D41] &amp;[.E41]&amp;[.F41]" office:value-type="string" office:string-value="1-Health/PPTX/imgs/vomit.jpg" calcext:value-type="string">
            <text:p>1-Health/PPTX/imgs/vomi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000x3000</text:p>
          </table:table-cell>
          <table:table-cell office:value-type="string" calcext:value-type="string">
            <text:p>4000x300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arm.jpg</text:p>
          </table:table-cell>
          <table:table-cell table:number-columns-repeated="3"/>
          <table:table-cell table:formula="of:=[.A42]&amp;[.B42] &amp; [.C42]&amp; [.D42] &amp;[.E42]&amp;[.F42]" office:value-type="string" office:string-value="3-Jobs/PPTX/imgs/arm.jpg" calcext:value-type="string">
            <text:p>3-Jobs/PPTX/imgs/arm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0x42</text:p>
          </table:table-cell>
          <table:table-cell office:value-type="string" calcext:value-type="string">
            <text:p>30x42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asprin.jpg</text:p>
          </table:table-cell>
          <table:table-cell table:number-columns-repeated="3"/>
          <table:table-cell table:formula="of:=[.A43]&amp;[.B43] &amp; [.C43]&amp; [.D43] &amp;[.E43]&amp;[.F43]" office:value-type="string" office:string-value="3-Jobs/PPTX/imgs/asprin.jpg" calcext:value-type="string">
            <text:p>3-Jobs/PPTX/imgs/asprin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75x281</text:p>
          </table:table-cell>
          <table:table-cell office:value-type="string" calcext:value-type="string">
            <text:p>375x281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back.jpg</text:p>
          </table:table-cell>
          <table:table-cell table:number-columns-repeated="3"/>
          <table:table-cell table:formula="of:=[.A44]&amp;[.B44] &amp; [.C44]&amp; [.D44] &amp;[.E44]&amp;[.F44]" office:value-type="string" office:string-value="3-Jobs/PPTX/imgs/back.jpg" calcext:value-type="string">
            <text:p>3-Jobs/PPTX/imgs/back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6x40</text:p>
          </table:table-cell>
          <table:table-cell office:value-type="string" calcext:value-type="string">
            <text:p>46x4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band</text:p>
          </table:table-cell>
          <table:table-cell office:value-type="string" calcext:value-type="string">
            <text:p>aid.jpg</text:p>
          </table:table-cell>
          <table:table-cell table:number-columns-repeated="2"/>
          <table:table-cell table:formula="of:=[.A45]&amp;[.B45] &amp; [.C45]&amp; [.D45] &amp;[.E45]&amp;[.F45]" office:value-type="string" office:string-value="3-Jobs/PPTX/imgs/bandaid.jpg" calcext:value-type="string">
            <text:p>3-Jobs/PPTX/imgs/bandaid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75x281</text:p>
          </table:table-cell>
          <table:table-cell office:value-type="string" calcext:value-type="string">
            <text:p>375x281+0+0</text:p>
          </table:table-cell>
          <table:table-cell office:value-type="string" calcext:value-type="string">
            <text:p>8-bi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chest.jpg</text:p>
          </table:table-cell>
          <table:table-cell table:number-columns-repeated="3"/>
          <table:table-cell table:formula="of:=[.A46]&amp;[.B46] &amp; [.C46]&amp; [.D46] &amp;[.E46]&amp;[.F46]" office:value-type="string" office:string-value="3-Jobs/PPTX/imgs/chest.jpg" calcext:value-type="string">
            <text:p>3-Jobs/PPTX/imgs/ches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54x41</text:p>
          </table:table-cell>
          <table:table-cell office:value-type="string" calcext:value-type="string">
            <text:p>54x41+0+0</text:p>
          </table:table-cell>
          <table:table-cell office:value-type="string" calcext:value-type="string">
            <text:p>8-bi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cough</text:p>
          </table:table-cell>
          <table:table-cell office:value-type="string" calcext:value-type="string">
            <text:p>syrup.jpg</text:p>
          </table:table-cell>
          <table:table-cell table:number-columns-repeated="2"/>
          <table:table-cell table:formula="of:=[.A47]&amp;[.B47] &amp; [.C47]&amp; [.D47] &amp;[.E47]&amp;[.F47]" office:value-type="string" office:string-value="3-Jobs/PPTX/imgs/coughsyrup.jpg" calcext:value-type="string">
            <text:p>3-Jobs/PPTX/imgs/coughsyrup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75x281</text:p>
          </table:table-cell>
          <table:table-cell office:value-type="string" calcext:value-type="string">
            <text:p>375x281+0+0</text:p>
          </table:table-cell>
          <table:table-cell office:value-type="string" calcext:value-type="string">
            <text:p>8-bi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cream.jpg</text:p>
          </table:table-cell>
          <table:table-cell table:number-columns-repeated="3"/>
          <table:table-cell table:formula="of:=[.A48]&amp;[.B48] &amp; [.C48]&amp; [.D48] &amp;[.E48]&amp;[.F48]" office:value-type="string" office:string-value="3-Jobs/PPTX/imgs/cream.jpg" calcext:value-type="string">
            <text:p>3-Jobs/PPTX/imgs/cream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75x281</text:p>
          </table:table-cell>
          <table:table-cell office:value-type="string" calcext:value-type="string">
            <text:p>375x281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drops.jpg</text:p>
          </table:table-cell>
          <table:table-cell table:number-columns-repeated="3"/>
          <table:table-cell table:formula="of:=[.A49]&amp;[.B49] &amp; [.C49]&amp; [.D49] &amp;[.E49]&amp;[.F49]" office:value-type="string" office:string-value="3-Jobs/PPTX/imgs/drops.jpg" calcext:value-type="string">
            <text:p>3-Jobs/PPTX/imgs/drops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75x281</text:p>
          </table:table-cell>
          <table:table-cell office:value-type="string" calcext:value-type="string">
            <text:p>375x281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feet.jpg</text:p>
          </table:table-cell>
          <table:table-cell table:number-columns-repeated="3"/>
          <table:table-cell table:formula="of:=[.A50]&amp;[.B50] &amp; [.C50]&amp; [.D50] &amp;[.E50]&amp;[.F50]" office:value-type="string" office:string-value="3-Jobs/PPTX/imgs/feet.jpg" calcext:value-type="string">
            <text:p>3-Jobs/PPTX/imgs/fee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5x32</text:p>
          </table:table-cell>
          <table:table-cell office:value-type="string" calcext:value-type="string">
            <text:p>35x32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hand.jpg</text:p>
          </table:table-cell>
          <table:table-cell table:number-columns-repeated="3"/>
          <table:table-cell table:formula="of:=[.A51]&amp;[.B51] &amp; [.C51]&amp; [.D51] &amp;[.E51]&amp;[.F51]" office:value-type="string" office:string-value="3-Jobs/PPTX/imgs/hand.jpg" calcext:value-type="string">
            <text:p>3-Jobs/PPTX/imgs/hand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6x42</text:p>
          </table:table-cell>
          <table:table-cell office:value-type="string" calcext:value-type="string">
            <text:p>36x42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head.jpg</text:p>
          </table:table-cell>
          <table:table-cell table:number-columns-repeated="3"/>
          <table:table-cell table:formula="of:=[.A52]&amp;[.B52] &amp; [.C52]&amp; [.D52] &amp;[.E52]&amp;[.F52]" office:value-type="string" office:string-value="3-Jobs/PPTX/imgs/head.jpg" calcext:value-type="string">
            <text:p>3-Jobs/PPTX/imgs/head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7x38</text:p>
          </table:table-cell>
          <table:table-cell office:value-type="string" calcext:value-type="string">
            <text:p>37x38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legs.jpg</text:p>
          </table:table-cell>
          <table:table-cell table:number-columns-repeated="3"/>
          <table:table-cell table:formula="of:=[.A53]&amp;[.B53] &amp; [.C53]&amp; [.D53] &amp;[.E53]&amp;[.F53]" office:value-type="string" office:string-value="3-Jobs/PPTX/imgs/legs.jpg" calcext:value-type="string">
            <text:p>3-Jobs/PPTX/imgs/legs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2x40</text:p>
          </table:table-cell>
          <table:table-cell office:value-type="string" calcext:value-type="string">
            <text:p>32x40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neck.jpg</text:p>
          </table:table-cell>
          <table:table-cell table:number-columns-repeated="3"/>
          <table:table-cell table:formula="of:=[.A54]&amp;[.B54] &amp; [.C54]&amp; [.D54] &amp;[.E54]&amp;[.F54]" office:value-type="string" office:string-value="3-Jobs/PPTX/imgs/neck.jpg" calcext:value-type="string">
            <text:p>3-Jobs/PPTX/imgs/neck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2x28</text:p>
          </table:table-cell>
          <table:table-cell office:value-type="string" calcext:value-type="string">
            <text:p>42x28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ointment.jpg</text:p>
          </table:table-cell>
          <table:table-cell table:number-columns-repeated="3"/>
          <table:table-cell table:formula="of:=[.A55]&amp;[.B55] &amp; [.C55]&amp; [.D55] &amp;[.E55]&amp;[.F55]" office:value-type="string" office:string-value="3-Jobs/PPTX/imgs/ointment.jpg" calcext:value-type="string">
            <text:p>3-Jobs/PPTX/imgs/ointmen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75x281</text:p>
          </table:table-cell>
          <table:table-cell office:value-type="string" calcext:value-type="string">
            <text:p>375x281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pills.jpg</text:p>
          </table:table-cell>
          <table:table-cell table:number-columns-repeated="3"/>
          <table:table-cell table:formula="of:=[.A56]&amp;[.B56] &amp; [.C56]&amp; [.D56] &amp;[.E56]&amp;[.F56]" office:value-type="string" office:string-value="3-Jobs/PPTX/imgs/pills.jpg" calcext:value-type="string">
            <text:p>3-Jobs/PPTX/imgs/pills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75x281</text:p>
          </table:table-cell>
          <table:table-cell office:value-type="string" calcext:value-type="string">
            <text:p>375x281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shot.jpg</text:p>
          </table:table-cell>
          <table:table-cell table:number-columns-repeated="3"/>
          <table:table-cell table:formula="of:=[.A57]&amp;[.B57] &amp; [.C57]&amp; [.D57] &amp;[.E57]&amp;[.F57]" office:value-type="string" office:string-value="3-Jobs/PPTX/imgs/shot.jpg" calcext:value-type="string">
            <text:p>3-Jobs/PPTX/imgs/sho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375x281</text:p>
          </table:table-cell>
          <table:table-cell office:value-type="string" calcext:value-type="string">
            <text:p>375x281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bs/PPTX/imgs/stomach.jpg</text:p>
          </table:table-cell>
          <table:table-cell table:number-columns-repeated="3"/>
          <table:table-cell table:formula="of:=[.A58]&amp;[.B58] &amp; [.C58]&amp; [.D58] &amp;[.E58]&amp;[.F58]" office:value-type="string" office:string-value="3-Jobs/PPTX/imgs/stomach.jpg" calcext:value-type="string">
            <text:p>3-Jobs/PPTX/imgs/stomach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48x28</text:p>
          </table:table-cell>
          <table:table-cell office:value-type="string" calcext:value-type="string">
            <text:p>48x28+0+0</text:p>
          </table:table-cell>
          <table:table-cell office:value-type="string" calcext:value-type="string">
            <text:p>8-bit</text:p>
          </table:table-cell>
          <table:table-cell office:value-type="string" calcext:value-type="string">
            <text:p>sRG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Unit/PPTX/imgs/back.jpg</text:p>
          </table:table-cell>
          <table:table-cell table:formula="of:=[.A59]&amp;[.B59] &amp; [.C59]&amp; [.D59] &amp;[.E59]&amp;[.F59]" office:value-type="string" office:string-value="8-ShoppingandClothesUnit/PPTX/imgs/back.jpg" calcext:value-type="string">
            <text:p>8-ShoppingandClothesUnit/PPTX/imgs/back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240x18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Unit/PPTX/imgs/front.jpg</text:p>
          </table:table-cell>
          <table:table-cell table:formula="of:=[.A60]&amp;[.B60] &amp; [.C60]&amp; [.D60] &amp;[.E60]&amp;[.F60]" office:value-type="string" office:string-value="8-ShoppingandClothesUnit/PPTX/imgs/front.jpg" calcext:value-type="string">
            <text:p>8-ShoppingandClothesUnit/PPTX/imgs/front.jpg</text:p>
          </table:table-cell>
          <table:table-cell office:value-type="string" calcext:value-type="string">
            <text:p>JPEG</text:p>
          </table:table-cell>
          <table:table-cell office:value-type="string" calcext:value-type="string">
            <text:p>240x18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4T09:15:04.643944273</dc:date>
    <meta:editing-duration>PT4M25S</meta:editing-duration>
    <meta:editing-cycles>1</meta:editing-cycles>
    <meta:document-statistic meta:table-count="1" meta:cell-count="532" meta:object-count="0"/>
    <meta:generator>LibreOffice/6.4.4.2$Linux_X86_64 LibreOffice_project/40$Build-2</meta:generator>
  </office:meta>
</office:document-meta>
</file>